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06_09-17-01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2-06_02-41-06_000.jpg</text:p>
          </table:table-cell>
          <table:table-cell table:style-name="ce26" office:value-type="string">
            <text:p>:m :PHOTO 寝た時刻 / 2023 / オナニー、未了、duration=20m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20m時間ぐらい,other=~">
            <text:p>:m :PHOTO 寝た時刻 / 2023 / オナニー、未了、duration=2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2-05_14-27-2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2-05_21-18-5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2-06_12-49-3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2-06_00-52-5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2-06_00-52-5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 office:value-type="string">
            <text:p>2023-02-06_00-53-0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2-06_00-53-3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02-06_09-29-1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2-05_17-36-40_000.jpg</text:p>
          </table:table-cell>
          <table:table-cell table:style-name="ce27" office:value-type="string">
            <text:p>:m RES 1*1 / free# JVEMV6 83#_101:1 / 83. chemistry / topics=無機質,w=硫化水銀；,s=~,i=~,other=memo+:硫化水銀、硫黄：融点、沸点,next=,doc=r-1-1~1.4:『化学雑話』:p.10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RES 1*1 / free# JVEMV6 83#_101:1 / 83. chemistry / topics=無機質,w=硫化水銀；,s=~,i=~,other=memo+:硫化水銀、硫黄：融点、沸点,next=,doc=r-1-1~1.4:『化学雑話』:p.102">
            <text:p>:m RES 1*1 / free# JVEMV6 83#_101:1 / 83. chemistry / topics=無機質,w=硫化水銀；,s=~,i=~,other=memo+:硫化水銀、硫黄：融点、沸点,next=,doc=r-1-1~1.4:『化学雑話』:p.102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 office:value-type="string">
            <text:p>2023-02-06_01-36-42_000.jpg</text:p>
          </table:table-cell>
          <table:table-cell table:style-name="ce26" office:value-type="string">
            <text:p>:m RES #*# / free# JVEMV6 82#_YPLH:s-id.Z7H7:continued-from:s-id.DNU4 / 82. math-research / topics=四元数,w={(b_0+i)*A}*(b_0+i),s=~,i=~,doc=~,other= / N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RES #*# / free# JVEMV6 82#_YPLH:s-id.Z7H7:continued-from:s-id.DNU4 / 82. math-research / topics=四元数,w={(b_0+i)*A}*(b_0+i),s=~,i=~,doc=~,other= / N+">
            <text:p>:m RES #*# / free# JVEMV6 82#_YPLH:s-id.Z7H7:continued-from:s-id.DNU4 / 82. math-research / topics=四元数,w={(b_0+i)*A}*(b_0+i),s=~,i=~,doc=~,other= / N+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 office:value-type="string">
            <text:p>2023-02-06_11-39-21_000.jpg</text:p>
          </table:table-cell>
          <table:table-cell table:style-name="ce26" office:value-type="string">
            <text:p>:m RES #*# / free# JVEMV6 82#_YPLH:s-id.JZFG:review:s-id.Z7H7 / 82. math-research / topics=四元数,w={(b_0+i)*A}*(b_0+i),s=~,i=~,doc=~,other= / N+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31"/>
          <table:table-cell table:style-name="ce27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6">2023/02/06</text:date>, <text:time>15:05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6T15:05:37.48</dc:date>
    <dc:creator>iwabuchi ken</dc:creator>
    <meta:editing-duration>P53DT16H44M14S</meta:editing-duration>
    <meta:editing-cycles>17281</meta:editing-cycles>
    <meta:document-statistic meta:table-count="2" meta:cell-count="922" meta:object-count="0"/>
    <meta:user-defined meta:name="qrichtext">1</meta:user-defined>
  </office:meta>
</office:document-meta>
</file>